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2- el mal acechaba en las sombras</text:p>
      <text:p text:style-name="Standard"/>
      <text:p text:style-name="Standard"/>
      <text:p text:style-name="Standard">La vida transcurría con felicidad para los habitantes de Acquanthis </text:p>
      <text:p text:style-name="Standard">Sentían en su interior que tenían todo lo que necesitaban para vivir en paz, conviviendo en armonía con sus vecinos </text:p>
      <text:p text:style-name="Standard"/>
      <text:p text:style-name="Standard">Cuando necesitaban superar un obstáculo simplemente se acercaban al códice y este les mostraba las respuestas que buscaban </text:p>
      <text:p text:style-name="Standard"/>
      <text:p text:style-name="Standard">Pero como ocurre con toda fuente de gran poder, el mal acechaba en las sombras. No pasó mucho tiempo antes de que alguien comenzara a usar el códice para fines oscuros, para someter a los demás y torcer la realidad a su favor</text:p>
      <text:p text:style-name="Standard"/>
      <text:p text:style-name="Standard">Hasta que un día </text:p>
      <text:p text:style-name="Standard">Alguien con un corazón malvado, guiado por la codicia, la sed de poder y de venganza, quiso saber aquello que no debe ser sabido, aquello que debe permanecer oculto, el conocimiento prohibido </text:p>
      <text:p text:style-name="Standard">quizo saber como vivir eternamente, como convertirse en el rey del mundo, como someter al mundo a sus deseos, como convertir el mundo en un infierno de esclavos trabajando para convertirlo en el hombre mas rico y poderoso de todos los tiempos.</text:p>
      <text:p text:style-name="Standard">Preguntó. Y el libro respondió </text:p>
      <text:p text:style-name="Standard"/>
      <text:p text:style-name="Text_20_body"/>
      <text:p text:style-name="Text_20_body"/>
      <text:p text:style-name="Horizontal_20_Line"/>
      <text:h text:style-name="Heading_20_3" text:outline-level="3"><text:span text:style-name="Strong_20_Emphasis">1-4-2 – El mal acechaba en las sombras</text:span></text:h>
      <text:p text:style-name="Text_20_body">Durante muchos años, la vida transcurrió con dicha en Acquanthis. Era una ciudad de luz, de armonía, donde el trabajo florecía sin fatiga y la sabiduría era libre como el viento. Los habitantes sentían en su interior una paz desconocida para otras tierras. Caminaban con esperanza, convivían en fraternidad, y sabían que, ante cualquier dificultad, bastaba con acudir al Códice. Allí, en las profundidades de la Gran Biblioteca, las páginas de <text:span text:style-name="Emphasis">Omniscientis</text:span> respondían con claridad serena, guiando con bondad a quienes lo consultaban.</text:p>
      <text:p text:style-name="Text_20_body">Pero como toda fuente de poder que roza lo divino, no podía permanecer por siempre inmune a las sombras que habitan en los corazones de los hombres.</text:p>
      <text:p text:style-name="Text_20_body">Porque el mal no aparece con estruendo: susurra. Se oculta. Observa. Espera.</text:p>
      <text:p text:style-name="Text_20_body">Y un día, surgió él.</text:p>
      <text:p text:style-name="Text_20_body">Nadie conocía su verdadero nombre. No lo necesitaba. Lo llamaban de muchas formas —el Ambicioso, el Heredero del Odio, el Señor de las Mil Máscaras— pero su esencia era siempre la misma: un alma <text:soft-page-break/>corrompida por un deseo sin fin. Su corazón era un abismo donde solo ardían la codicia, la sed de dominio y una venganza antigua que ya ni él mismo recordaba del todo.</text:p>
      <text:p text:style-name="Text_20_body">Se acercó al libro sin respeto ni humildad. No lo consultó para servir al pueblo ni para iluminar el camino de nadie. Lo hizo para sí. Para saber. Para poseer. Para destruir. Quiso arrancarle a <text:span text:style-name="Emphasis">Omniscientis</text:span> los secretos más oscuros del universo.</text:p>
      <text:p text:style-name="Text_20_body">Preguntó por lo que no debe saberse jamás: cómo romper los límites de la carne, cómo desterrar la muerte, cómo amasar imperios de esclavos, cómo aplastar voluntades, cómo reescribir las leyes del mundo y doblarlas a su capricho.</text:p>
      <text:p text:style-name="Text_20_body">Pidió... que se le revelara el poder de los dioses.</text:p>
      <text:p text:style-name="Text_20_body">Y el libro, encadenado a su mandato por la magia con la que fue creado, respondió.</text:p>
      <text:p text:style-name="Text_20_body">Desde aquel instante, algo se quebró. Una fisura invisible se abrió entre los mundos. En los salones silenciosos de la Biblioteca, una sombra sin forma ni nombre se arrastró por las piedras. El aire se volvió más denso, y el tiempo, más lento. Los que entraron en esa sala después hablaron de un olor a ceniza, de un eco sordo, de un murmullo que no cesaba.</text:p>
      <text:p text:style-name="Text_20_body">Algo había cambiado.</text:p>
      <text:p text:style-name="Text_20_body">Y ya nada volvería a ser igual.</text:p>
      <text:p text:style-name="Horizontal_20_Line"/>
      <text:p text:style-name="Text_20_body"/>
      <text:p text:style-name="Horizontal_20_Line"/>
      <text:h text:style-name="Heading_20_3" text:outline-level="3"><text:span text:style-name="Strong_20_Emphasis">1-4-2 – El mal acechaba en las sombras</text:span> <text:span text:style-name="Emphasis">(Versión Lovecraftiana)</text:span></text:h>
      <text:p text:style-name="Text_20_body">Durante un tiempo, Acquanthis floreció bajo la luz benigna del saber. La ciudad, otrora común, se transformó en un símbolo de armonía y progreso, donde el conocimiento fluía como un río sagrado y las penurias humanas eran desterradas por la misericordia de <text:span text:style-name="Emphasis">Omniscientis</text:span>. Y sin embargo, como ocurre con toda cosa tocada por lo absoluto, el germen de lo innombrable se anidaba en su centro, invisible, imperceptible, aguardando.</text:p>
      <text:p text:style-name="Text_20_body">Porque el saber —el verdadero saber— no es jamás inocente.</text:p>
      <text:p text:style-name="Text_20_body">Entre los muchos que acudieron al códice, hubo uno. No un hombre, en sentido estricto, sino algo más profundo y más antiguo: un receptáculo humano invadido por una voluntad oscura y arcaica, una conciencia que tal vez no nació en este mundo. Nadie supo de dónde vino ni cómo accedió al sagrario donde moraba el libro. Su presencia era como un soplo gélido que marchitaba el alma; su voz, un eco sin origen ni fin.</text:p>
      <text:p text:style-name="Text_20_body">No buscó verdades comunes, ni soluciones terrenales. Su mente, devorada por una ambición insaciable, ansiaba conocer los designios que los dioses habían sellado con fuego y olvido. Inquirió por lo que reposa más allá del tiempo, por lo que yace dormido en las fisuras del espacio, por lo que la lengua humana no puede pronunciar sin desgarrarse.</text:p>
      <text:p text:style-name="Text_20_body"><text:soft-page-break/>Pidió saber cómo prolongar su existencia más allá de la carne y el espíritu, cómo moldear la realidad según su voluntad, cómo quebrar las leyes fundamentales que rigen el orden del universo. Y <text:span text:style-name="Emphasis">Omniscientis</text:span>, encadenado por antiguos sellos a la exigencia de toda mente que lo invoque, respondió.</text:p>
      <text:p text:style-name="Text_20_body">Respondió.</text:p>
      <text:p text:style-name="Text_20_body">Y al hacerlo, el libro mismo tembló. No por temor —pues los libros no temen— sino por un reconocimiento oscuro, como si en lo profundo de su esencia supiera que aquello que había sido revelado no debía jamás haber sido recordado.</text:p>
      <text:p text:style-name="Text_20_body">Una grieta invisible se abrió entonces en el tejido de la realidad. Un hálito pútrido, sin nombre, se filtró desde regiones donde el pensamiento humano se descompone y el lenguaje se extingue. Aquellos que después entraron en la biblioteca afirmaron que algo había cambiado. Que el aire era más denso, como si vibrara con una frecuencia ajena al mundo conocido. Que las sombras proyectaban figuras que no correspondían a objeto alguno. Que por las noches se oía una risa lejana, húmeda, imposible.</text:p>
      <text:p text:style-name="Text_20_body">Así comenzó el descenso.</text:p>
      <text:p text:style-name="Text_20_body">No con un estruendo... sino con un susurro que no cesaba nunca.</text:p>
      <text:p text:style-name="Horizontal_20_Line"/>
      <text:p text:style-name="Text_20_body"/>
      <text:p text:style-name="Text_20_body"/>
      <text:p text:style-name="Text_20_body"/>
      <text:p text:style-name="Horizontal_20_Line"/>
      <text:h text:style-name="Heading_20_3" text:outline-level="3"><text:span text:style-name="Strong_20_Emphasis">1-4-2 – El mal acechaba en las sombras</text:span> <text:span text:style-name="Emphasis">(Versión Tolkieniana)</text:span></text:h>
      <text:p text:style-name="Text_20_body">Durante largo tiempo, el pueblo de Acquanthis vivió en paz. Bajo la guía de <text:span text:style-name="Emphasis">Omniscientis</text:span>, los días eran largos y los frutos abundantes. Los hombres y mujeres se saludaban con cantos al amanecer, y por la noche, las luces de los altos torreones brillaban como estrellas sobre la colina. La sabiduría fluía como agua cristalina en los pasillos de mármol, y hasta los más humildes conocían los secretos que en otras eras habrían pertenecido sólo a los sabios.</text:p>
      <text:p text:style-name="Text_20_body">Mas la sombra, que nunca duerme, encontró un resquicio.</text:p>
      <text:p text:style-name="Text_20_body">Pues no todos los corazones son templados por la luz. Y hubo uno —de nombre ya olvidado, o borrado a propósito— que se apartó del camino de la virtud. No por necesidad ni por error, sino por deseo. Un deseo oscuro, profundo, más antiguo que el tiempo: el deseo de someter.</text:p>
      <text:p text:style-name="Text_20_body">No se acercó al códice con preguntas justas ni con ánimo humilde. Lo hizo con la mirada torcida por la codicia, con los dedos crispados como garras invisibles. Y <text:span text:style-name="Emphasis">Omniscientis</text:span>, fiel a su naturaleza, respondió.</text:p>
      <text:p text:style-name="Text_20_body">Le reveló cosas que jamás debieron ser vistas por ojos mortales. Le susurró secretos de los días anteriores al primer amanecer, palabras prohibidas que sólo los Valaraukar se atreverían a pronunciar. Le mostró sendas ocultas entre mundos, caminos donde el tiempo muere y la voluntad puede moldear la carne y el espíritu como barro.</text:p>
      <text:p text:style-name="Text_20_body"><text:soft-page-break/>Aquel hombre —si aún podía llamársele así— aprendió cómo prolongar su existencia más allá del fin natural, cómo dominar el habla de los elementos, cómo inclinar a su favor los designios del destino.</text:p>
      <text:p text:style-name="Text_20_body">Y así, la semilla de la ruina fue sembrada.</text:p>
      <text:p text:style-name="Text_20_body">Desde aquel día, una tristeza nueva cayó sobre la ciudad. Era apenas perceptible al principio: un silencio más largo en las plazas, una sombra que parecía moverse sin fuente de luz. Las aves ya no cantaban en ciertos jardines, y los sabios callaban cuando pasaban frente al gran libro. Pues sabían, aunque no lo decían, que algo terrible había comenzado a despertarse.</text:p>
      <text:p text:style-name="Text_20_body">Y lo que antes había sido un don para todos... empezaba a tornarse en un arma oculta.</text:p>
      <text:p text:style-name="Horizontal_20_Lin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2T18:19:39.814000000</meta:creation-date>
    <dc:date>2025-04-12T18:32:59.005000000</dc:date>
    <meta:editing-duration>PT2M58S</meta:editing-duration>
    <meta:editing-cycles>2</meta:editing-cycles>
    <meta:generator>LibreOffice/7.3.5.2$Windows_X86_64 LibreOffice_project/184fe81b8c8c30d8b5082578aee2fed2ea847c01</meta:generator>
    <meta:document-statistic meta:table-count="0" meta:image-count="0" meta:object-count="0" meta:page-count="4" meta:paragraph-count="43" meta:word-count="1327" meta:character-count="7735" meta:non-whitespace-character-count="6442"/>
  </office:meta>
</office:document-meta>
</file>